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T37" style:parent-style-name="Fuentedepárrafopredeter." style:family="text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</office:automatic-styles>
  <office:body>
    <office:text text:use-soft-page-breaks="true">
      <text:p text:style-name="P1"/>
      <text:p text:style-name="Standard"><text:tab/><text:tab/>FUNCIONES Y OPERADORES PARA LAS SENTENCIAS SQL</text:p>
      <text:p text:style-name="Standard"/>
      <text:p text:style-name="P2">----&gt; Mostrar el total de <text:s/>habitantes por continente</text:p>
      <text:p text:style-name="P3"/>
      <text:p text:style-name="Standard">SELECT SUM(pais_poblacion) AS Total_Habitantes, continente</text:p>
      <text:p text:style-name="Standard">FROM pais</text:p>
      <text:p text:style-name="Standard">GROUP BY continente</text:p>
      <text:p text:style-name="Standard"/>
      <text:p text:style-name="Standard"/>
      <text:p text:style-name="P4">----&gt; Mostrar la media de<text:s/>habitantes por continente</text:p>
      <text:p text:style-name="Standard"/>
      <text:p text:style-name="Standard">SELECT AVG(pais_poblacion) AS Media_Hab, <text:s/>continente</text:p>
      <text:p text:style-name="Standard">FROM pais</text:p>
      <text:p text:style-name="Standard">GROUP BY continente</text:p>
      <text:p text:style-name="Standard"/>
      <text:p text:style-name="Standard"/>
      <text:p text:style-name="P5">----&gt; Media de población de paises del continente 1</text:p>
      <text:p text:style-name="Standard"/>
      <text:p text:style-name="Standard">SELECT AVG(pais_poblacion) AS Media_Hab, <text:s/>continente</text:p>
      <text:p text:style-name="P6">FROM pais</text:p>
      <text:p text:style-name="P7">WHERE<text:s/>(continente=1)</text:p>
      <text:p text:style-name="P8">GROUP BY continente</text:p>
      <text:p text:style-name="P9"/>
      <text:p text:style-name="P10">----&gt; Población mínima de los paises del continente 4</text:p>
      <text:p text:style-name="P11"/>
      <text:p text:style-name="Standard">SELECT MIN(pais_poblacion) AS Minima_Hab,continente</text:p>
      <text:p text:style-name="P12">FROM pais</text:p>
      <text:p text:style-name="P13">WHERE (continente = 4)</text:p>
      <text:p text:style-name="P14">GROUP BY continente</text:p>
      <text:p text:style-name="P15"/>
      <text:p text:style-name="Standard">-<text:span text:style-name="T16">---&gt; Población máxima de los paises del continente 5</text:span></text:p>
      <text:p text:style-name="P17">SELECT MAX(pais_poblacion) AS Max_Hab,continente</text:p>
      <text:p text:style-name="P18">FROM pais</text:p>
      <text:p text:style-name="Standard">WHERE (continente = 5)</text:p>
      <text:p text:style-name="Standard">GROUP BY continente</text:p>
      <text:p text:style-name="Standard"/>
      <text:p text:style-name="P19">----&gt; Población máxima de los paises de menos de 50 mill.</text:p>
      <text:p text:style-name="P20">SELECT Max(pais.pais_poblacion) AS Total,</text:p>
      <text:p text:style-name="P21"><text:tab/><text:s text:c="3"/>pais.continente</text:p>
      <text:p text:style-name="P22">FROM pais</text:p>
      <text:p text:style-name="P23">WHERE pais.pais_poblacion &lt;<text:s/>50000000</text:p>
      <text:p text:style-name="Standard">GROUP BY pais.continente ASC</text:p>
      <text:p text:style-name="Standard"/>
      <text:p text:style-name="Standard">----&gt; Media de población de paises de menos de 20000000 del continente 2</text:p>
      <text:p text:style-name="P24">SELECT AVG(pais.pais_poblacion) AS Total,</text:p>
      <text:p text:style-name="P25"><text:tab/><text:s text:c="3"/>pais.continente</text:p>
      <text:p text:style-name="P26">FROM pais</text:p>
      <text:p text:style-name="P27">WHERE pais.pais_poblacion &lt; 20000000 AND pais.continente = 2</text:p>
      <text:p text:style-name="Standard">GROUP BY<text:s/>pais.continente ASC</text:p>
      <text:p text:style-name="Standard"/>
      <text:p text:style-name="Standard">----&gt; Máxima de la población del continenete 2 con más de 10 mill.</text:p>
      <text:soft-page-break/>
      <text:p text:style-name="P28">SELECT MAX(pais.pais_poblacion) AS Total,</text:p>
      <text:p text:style-name="P29"><text:tab/><text:s text:c="3"/>pais.continente</text:p>
      <text:p text:style-name="P30">FROM pais</text:p>
      <text:p text:style-name="P31">WHERE pais.pais_poblacion &gt; 10000000 AND pais.continente = 2</text:p>
      <text:p text:style-name="Standard">GROUP BY<text:s/>pais.continente ASC</text:p>
      <text:p text:style-name="Standard"/>
      <text:p text:style-name="Standard"/>
      <text:p text:style-name="Standard"/>
      <text:p text:style-name="P32">----&gt; Mostrar el número de paises que hay en cada continente con más de 35 mill</text:p>
      <text:p text:style-name="P33">SELECT COUNT(pais_id) AS Numero_Paises, continente</text:p>
      <text:p text:style-name="P34">FROM pais</text:p>
      <text:p text:style-name="P35">WHERE (pais_poblacion&gt;35000000)</text:p>
      <text:p text:style-name="Standard">GROUP BY continente</text:p>
      <text:p text:style-name="Standard"/>
      <text:p text:style-name="Standard"/>
      <text:p text:style-name="Standard">----&gt; Mostar el número de continentes<text:s/>y los paises que hay en él con más de 50 mill., el valor máximo, mínimo y la media.</text:p>
      <text:p text:style-name="P36">SELECT pais.continente AS Continente, COUNT (pais.pais_id) AS NumeroPaises, MAX (pais.pais_poblacion),</text:p>
      <text:p text:style-name="Standard"><text:span text:style-name="T37"><text:tab/><text:s text:c="3"/></text:span>MIN (pais.pais_poblacion), AVG (pais.pais_poblacion)</text:p>
      <text:p text:style-name="P38">FROM pais</text:p>
      <text:p text:style-name="P39">WHERE pais.pais_poblacion &gt; 50000000</text:p>
      <text:p text:style-name="Standard">GROUP BY pais.continente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jan neric</dc:creator>
    <meta:creation-date>2016-03-17T09:24:00Z</meta:creation-date>
    <dc:date>2020-04-03T11:00:00Z</dc:date>
    <meta:template xlink:href="Normal" xlink:type="simple"/>
    <meta:editing-cycles>5</meta:editing-cycles>
    <meta:editing-duration>PT1500S</meta:editing-duration>
    <meta:document-statistic meta:page-count="2" meta:paragraph-count="4" meta:word-count="311" meta:character-count="2022" meta:row-count="14" meta:non-whitespace-character-count="1715"/>
  </office:meta>
</office:document-meta>
</file>